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7.594cm"/>
    </style:style>
    <style:style style:name="Tabella1.B" style:family="table-column">
      <style:table-column-properties style:column-width="1.799cm"/>
    </style:style>
    <style:style style:name="Tabella1.C" style:family="table-column">
      <style:table-column-properties style:column-width="1.296cm"/>
    </style:style>
    <style:style style:name="Tabella1.D" style:family="table-column">
      <style:table-column-properties style:column-width="3.598cm"/>
    </style:style>
    <style:style style:name="Tabella1.E" style:family="table-column">
      <style:table-column-properties style:column-width="0.609cm"/>
    </style:style>
    <style:style style:name="Tabella1.G" style:family="table-column">
      <style:table-column-properties style:column-width="3.201cm"/>
    </style:style>
    <style:style style:name="Tabella1.A1" style:family="table-cell">
      <style:table-cell-properties fo:background-color="#ff9900" fo:padding="0.097cm" fo:border-left="none" fo:border-right="0.05pt solid #000000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0.3cm"/>
    </style:style>
    <style:style style:name="Tabella1.A9" style:family="table-cell">
      <style:table-cell-properties fo:background-color="transparent" fo:padding="0cm" fo:border-left="none" fo:border-right="0.05pt solid #000000" fo:border-top="none" fo:border-bottom="none">
        <style:background-image/>
      </style:table-cell-properties>
    </style:style>
    <style:style style:name="Tabella1.A10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1.A1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11" style:family="table-cell">
      <style:table-cell-properties fo:background-color="#dddddd" fo:padding="0.049cm" fo:border="0.05pt solid #000000">
        <style:background-image/>
      </style:table-cell-properties>
    </style:style>
    <style:style style:name="Tabella1.A12" style:family="table-cell">
      <style:table-cell-properties fo:padding="0.049cm" fo:border="0.05pt solid #000000"/>
    </style:style>
    <style:style style:name="Tabella1.A13" style:family="table-cell">
      <style:table-cell-properties fo:padding="0.049cm" fo:border-left="0.05pt solid #000000" fo:border-right="none" fo:border-top="none" fo:border-bottom="0.05pt solid #000000"/>
    </style:style>
    <style:style style:name="Tabella1.B13" style:family="table-cell">
      <style:table-cell-properties fo:padding="0.049cm" fo:border-left="0.05pt solid #000000" fo:border-right="none" fo:border-top="none" fo:border-bottom="0.05pt solid #000000"/>
    </style:style>
    <style:style style:name="Tabella1.E1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cm" fo:border-left="none" fo:border-right="0.05pt solid #000000" fo:border-top="none" fo:border-bottom="none"/>
    </style:style>
    <style:style style:name="Tabella1.A19" style:family="table-cell">
      <style:table-cell-properties fo:padding="0.049cm" fo:border="0.05pt solid #000000"/>
    </style:style>
    <style:style style:name="Tabella1.A20" style:family="table-cell">
      <style:table-cell-properties fo:padding="0.049cm" fo:border-left="0.05pt solid #000000" fo:border-right="none" fo:border-top="none" fo:border-bottom="0.05pt solid #000000"/>
    </style:style>
    <style:style style:name="Tabella1.B20" style:family="table-cell">
      <style:table-cell-properties fo:padding="0.049cm" fo:border-left="0.05pt solid #000000" fo:border-right="none" fo:border-top="none" fo:border-bottom="0.05pt solid #000000"/>
    </style:style>
    <style:style style:name="Tabella1.E2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cm" fo:border-left="none" fo:border-right="0.05pt solid #000000" fo:border-top="none" fo:border-bottom="none"/>
    </style:style>
    <style:style style:name="Tabella1.23" style:family="table-row">
      <style:table-row-properties style:min-row-height="0.011cm"/>
    </style:style>
    <style:style style:name="Tabella1.A23" style:family="table-cell">
      <style:table-cell-properties fo:padding="0.049cm" fo:border-left="none" fo:border-right="0.05pt solid #000000" fo:border-top="none" fo:border-bottom="0.05pt solid #000000"/>
    </style:style>
    <style:style style:name="Tabella1.A24" style:family="table-cell">
      <style:table-cell-properties style:vertical-align="middle" fo:background-color="transparent" fo:padding="0.049cm" fo:border-left="none" fo:border-right="0.05pt solid #000000" fo:border-top="none" fo:border-bottom="none">
        <style:background-image/>
      </style:table-cell-properties>
    </style:style>
    <style:style style:name="Tabella1.C24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24" style:family="table-cell">
      <style:table-cell-properties fo:background-color="#ffff99" fo:padding="0.049cm" fo:border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P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cc08a0" officeooo:paragraph-rsid="00cc08a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6710e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c0f4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d0195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b4099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fc607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0f67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ea509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cfaf2c" style:font-name-asian="SimSun" style:font-size-asian="10pt" style:font-name-complex="Tahoma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e26aeb" style:font-name-asian="SimSun" style:font-size-asian="10pt" style:font-weight-asian="bold" style:font-name-complex="Tahoma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e3aeca" officeooo:paragraph-rsid="00e3aeca" style:font-name-asian="SimSun" style:font-size-asian="10pt" style:font-weight-asian="bold" style:font-name-complex="Tahoma" style:font-size-complex="10pt" style:font-weight-complex="bold"/>
    </style:style>
    <style:style style:name="P26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10pt" fo:font-weight="normal" officeooo:paragraph-rsid="0080ff0e" style:font-name-asian="SimSun" style:font-size-asian="10pt" style:font-weight-asian="normal" style:font-name-complex="Tahoma" style:font-size-complex="10pt" style:font-weight-complex="normal"/>
    </style:style>
    <style:style style:name="P28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P29" style:family="paragraph" style:parent-style-name="Standard">
      <style:paragraph-properties style:shadow="none"/>
      <style:text-properties fo:color="#7e0021" style:font-name="Courier 10 Pitch" fo:font-size="8pt" fo:font-style="normal" style:text-underline-style="none" fo:font-weight="bold" officeooo:rsid="00d0195f" officeooo:paragraph-rsid="00d1ad2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Text_20_body">
      <style:paragraph-properties fo:text-align="end" style:justify-single-word="false" style:shadow="none"/>
      <style:text-properties fo:color="#ff3300" style:font-name="Courier 10 Pitch" fo:font-size="9pt" fo:font-style="normal" style:text-underline-style="none" fo:font-weight="bold" officeooo:rsid="00e3aeca" officeooo:paragraph-rsid="0107b7a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fo:color="#579d1c"/>
    </style:style>
    <style:style style:name="T2" style:family="text">
      <style:text-properties fo:color="#579d1c" fo:font-size="8pt" style:font-size-asian="8pt" style:font-size-complex="8pt"/>
    </style:style>
    <style:style style:name="T3" style:family="text">
      <style:text-properties fo:color="#579d1c" fo:font-size="8pt" officeooo:rsid="00b1f755" style:font-size-asian="8pt" style:font-size-complex="8pt"/>
    </style:style>
    <style:style style:name="T4" style:family="text">
      <style:text-properties fo:color="#579d1c" fo:font-weight="bold" style:font-weight-asian="bold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d9a852" style:font-size-asian="8pt" style:font-size-complex="8pt"/>
    </style:style>
    <style:style style:name="T7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T10" style:family="text">
      <style:text-properties officeooo:rsid="00bfc23a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style:text-underline-style="none" officeooo:rsid="00115eee" style:font-style-asian="normal" style:font-style-complex="normal"/>
    </style:style>
    <style:style style:name="T13" style:family="text">
      <style:text-properties officeooo:rsid="00115ee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99ffb2" style:font-weight-asian="bold" style:font-weight-complex="bold"/>
    </style:style>
    <style:style style:name="T16" style:family="text">
      <style:text-properties style:font-name="Arial" fo:font-style="normal" style:text-underline-style="none" style:font-style-asian="normal" style:font-style-complex="normal"/>
    </style:style>
    <style:style style:name="T17" style:family="text">
      <style:text-properties officeooo:rsid="004bad15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color="#ff3333"/>
    </style:style>
    <style:style style:name="T21" style:family="text">
      <style:text-properties fo:color="#ff3333"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3333ff"/>
    </style:style>
    <style:style style:name="T24" style:family="text">
      <style:text-properties fo:color="#3333ff" fo:font-weight="bold" officeooo:rsid="0092ddf7" style:font-weight-asian="bold" style:font-weight-complex="bold"/>
    </style:style>
    <style:style style:name="T25" style:family="text">
      <style:text-properties fo:color="#663300"/>
    </style:style>
    <style:style style:name="T26" style:family="text">
      <style:text-properties fo:color="#663300" fo:font-weight="bold" style:font-weight-asian="bold" style:font-weight-complex="bold"/>
    </style:style>
    <style:style style:name="T27" style:family="text">
      <style:text-properties fo:color="#808080"/>
    </style:style>
    <style:style style:name="T28" style:family="text">
      <style:text-properties fo:color="#ff6600"/>
    </style:style>
    <style:style style:name="T29" style:family="text">
      <style:text-properties fo:font-size="9pt" officeooo:rsid="005e4296" style:font-size-asian="9pt" style:font-size-complex="9pt"/>
    </style:style>
    <style:style style:name="T30" style:family="text">
      <style:text-properties fo:font-size="9pt" officeooo:rsid="00d1ad22" style:font-size-asian="9pt" style:font-size-complex="9pt"/>
    </style:style>
    <style:style style:name="T31" style:family="text">
      <style:text-properties officeooo:rsid="00d1ad22"/>
    </style:style>
    <style:style style:name="T32" style:family="text">
      <style:text-properties officeooo:rsid="00e915b3"/>
    </style:style>
    <style:style style:name="T33" style:family="text">
      <style:text-properties fo:color="#0000ff"/>
    </style:style>
    <style:style style:name="T34" style:family="text">
      <style:text-properties fo:color="#800000" fo:font-size="8pt" fo:font-style="italic" style:font-size-asian="8pt" style:font-style-asian="italic" style:font-size-complex="8pt" style:font-style-complex="italic"/>
    </style:style>
    <style:style style:name="T35" style:family="text">
      <style:text-properties fo:color="#800000" fo:font-size="7pt" fo:font-style="italic" style:font-size-asian="7pt" style:font-style-asian="italic" style:font-size-complex="7pt" style:font-style-complex="italic"/>
    </style:style>
    <style:style style:name="T36" style:family="text">
      <style:text-properties fo:color="#ff3300"/>
    </style:style>
    <style:style style:name="T37" style:family="text">
      <style:text-properties fo:color="#ff3300" fo:font-size="7pt" fo:font-style="italic" style:font-size-asian="7pt" style:font-style-asian="italic" style:font-size-complex="7pt" style:font-style-complex="italic"/>
    </style:style>
    <style:style style:name="T38" style:family="text">
      <style:text-properties fo:color="#009900" fo:font-size="8pt" fo:font-style="italic" style:font-size-asian="8pt" style:font-style-asian="italic" style:font-size-complex="8pt" style:font-style-complex="italic"/>
    </style:style>
    <style:style style:name="T39" style:family="text">
      <style:text-properties fo:color="#003300"/>
    </style:style>
    <style:style style:name="T40" style:family="text">
      <style:text-properties fo:color="#666666" fo:font-weight="bold" style:font-weight-asian="bold" style:font-weight-complex="bold"/>
    </style:style>
    <style:style style:name="T41" style:family="text">
      <style:text-properties fo:color="#7e0021" fo:font-weight="bold" style:font-weight-asian="bold" style:font-weight-complex="bold"/>
    </style:style>
    <style:style style:name="T42" style:family="text">
      <style:text-properties fo:color="#660066"/>
    </style:style>
    <style:style style:name="T43" style:family="text">
      <style:text-properties fo:color="#999999" fo:font-style="italic" fo:font-weight="normal" style:font-style-asian="italic" style:font-weight-asian="normal" style:font-style-complex="italic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6"><text:placeholder text:placeholder-type="text">&lt;setLang('it_IT')&gt;</text:placeholder></text:span><text:span text:style-name="T11"><text:placeholder text:placeholder-type="text">&lt;for each="(min, max, error, components, extra1, extra2, index, total, product, parameter, total_text, pipe_total_weight, simulated_price, simulated_unit) in get_objects(data)"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B"/>
        <table:table-column table:style-name="Tabella1.G"/>
        <table:table-header-rows>
          <table:table-row>
            <table:table-cell table:style-name="Tabella1.A1" table:number-columns-spanned="7" office:value-type="string">
              <text:p text:style-name="P27"><text:span text:style-name="T15">Distinta base</text:span><text:span text:style-name="T14">:</text:span> <text:span text:style-name="T13">[</text:span><text:span text:style-name="T11"><text:placeholder text:placeholder-type="text">&lt;product.default_code&gt;</text:placeholder></text:span><text:span text:style-name="T12">]</text:span><text:span text:style-name="T11"> </text:span><text:span text:style-name="T11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2" office:value-type="string">
            <text:p text:style-name="P23">Componente</text:p>
          </table:table-cell>
          <table:covered-table-cell/>
          <table:table-cell table:style-name="Tabella1.A2" office:value-type="string">
            <text:p text:style-name="P23">Q.</text:p>
          </table:table-cell>
          <table:table-cell table:style-name="Tabella1.A2" office:value-type="string">
            <text:p text:style-name="P24">Prezzo</text:p>
          </table:table-cell>
          <table:table-cell table:style-name="Tabella1.A2" office:value-type="string">
            <text:p text:style-name="P23">UM</text:p>
          </table:table-cell>
          <table:table-cell table:style-name="Tabella1.A2" office:value-type="string">
            <text:p text:style-name="P23">Totale</text:p>
          </table:table-cell>
          <table:table-cell table:style-name="Tabella1.G2" office:value-type="string">
            <text:p text:style-name="P25">Simulato</text:p>
          </table:table-cell>
        </table:table-row>
        <table:table-row>
          <table:table-cell table:style-name="Tabella1.A3" table:number-columns-spanned="7" office:value-type="string">
            <text:p text:style-name="P15"><text:text-input text:description="&lt;for each=&quot;name, q, um, price, total, list_detail, hw, element, red_price, fabric_text, simulated_price, date_quotation, old_date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2" office:value-type="string">
            <text:p text:style-name="P14"><text:placeholder text:placeholder-type="text">&lt;if test="hw"&gt;</text:placeholder><text:span text:style-name="T23"><text:placeholder text:placeholder-type="text">&lt;name&gt;</text:placeholder></text:span><text:span text:style-name="T23"><text:placeholder text:placeholder-type="text">&lt;'' and list_ids&gt;</text:placeholder></text:span><text:span text:style-name="T23"> </text:span><text:span text:style-name="T24">[</text:span><text:span text:style-name="T24"><text:placeholder text:placeholder-type="text">&lt;hw.default_code&gt;</text:placeholder></text:span><text:span text:style-name="T24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18"><text:placeholder text:placeholder-type="text">&lt;'' if not product.first_supplier_id else (' (%s)' % product.first_supplier_id.name)&gt;</text:placeholder></text:span><text:span text:style-name="T41"><text:placeholder text:placeholder-type="text">&lt;'(Peso barra: %s Kg, Pr.U.: %s €)**' % (element.weight, element.pipe_material_id.last_price or '?') if element.is_pipe else '' &gt;</text:placeholder></text:span><text:span text:style-name="T4"><text:placeholder text:placeholder-type="text">&lt;'*' if element.bom_industrial_no_price  else '' &gt;</text:placeholder></text:span><text:span text:style-name="T42"><text:placeholder text:placeholder-type="text">&lt;'\n%s' %  fabric_text if fabric_text else ''&gt;</text:placeholder></text:span><text:span text:style-name="T25"><text:placeholder text:placeholder-type="text">&lt;'\n%s' %  list_detail if list_detail else ''&gt;</text:placeholder></text:span></text:p>
          </table:table-cell>
          <table:covered-table-cell/>
          <table:table-cell table:style-name="Tabella1.C4" office:value-type="string">
            <text:p text:style-name="P12"><text:placeholder text:placeholder-type="text">&lt;q&gt;</text:placeholder></text:p>
          </table:table-cell>
          <table:table-cell table:style-name="Tabella1.D4" office:value-type="string">
            <text:p text:style-name="P13"><text:span text:style-name="T35"><text:placeholder text:placeholder-type="text">&lt;if test="old_date"&gt;</text:placeholder></text:span><text:span text:style-name="T37"><text:placeholder text:placeholder-type="text">&lt;date_quotation &gt;</text:placeholder></text:span><text:span text:style-name="T35"><text:placeholder text:placeholder-type="text">&lt;/if&gt;</text:placeholder></text:span><text:span text:style-name="T35"><text:placeholder text:placeholder-type="text">&lt;if test="not old_date"&gt;</text:placeholder></text:span><text:span text:style-name="T38"><text:placeholder text:placeholder-type="text">&lt;date_quotation &gt;</text:placeholder></text:span><text:span text:style-name="T35"><text:placeholder text:placeholder-type="text">&lt;/if&gt;</text:placeholder></text:span><text:span text:style-name="T34"> </text:span><text:placeholder text:placeholder-type="text">&lt;if test="red_price"&gt;</text:placeholder><text:span text:style-name="T21"><text:placeholder text:placeholder-type="text">&lt;('%10.5f' % price).strip()&gt;</text:placeholder></text:span><text:placeholder text:placeholder-type="text">&lt;/if&gt;</text:placeholder><text:placeholder text:placeholder-type="text">&lt;if test="not red_price"&gt;</text:placeholder><text:span text:style-name="T14"><text:placeholder text:placeholder-type="text">&lt;('%10.5f' % price).strip()&gt;</text:placeholder></text:span><text:placeholder text:placeholder-type="text">&lt;/if&gt;</text:placeholder></text:p>
          </table:table-cell>
          <table:table-cell table:style-name="Tabella1.E4" office:value-type="string">
            <text:p text:style-name="P6"><text:placeholder text:placeholder-type="text">&lt;um&gt;</text:placeholder></text:p>
          </table:table-cell>
          <table:table-cell table:style-name="Tabella1.F4" office:value-type="string">
            <text:p text:style-name="P11"><text:span text:style-name="T22"><text:placeholder text:placeholder-type="text">&lt;if test="red_price"&gt;</text:placeholder></text:span><text:span text:style-name="T20"><text:placeholder text:placeholder-type="text">&lt;('%10.5f' % total).strip()&gt;</text:placeholder></text:span><text:span text:style-name="T22"><text:placeholder text:placeholder-type="text">&lt;/if&gt;</text:placeholder></text:span><text:span text:style-name="T22"><text:placeholder text:placeholder-type="text">&lt;if test="not red_price"&gt;</text:placeholder></text:span><text:placeholder text:placeholder-type="text">&lt;('%10.5f' % total).strip()&gt;</text:placeholder><text:span text:style-name="T22"><text:placeholder text:placeholder-type="text">&lt;/if&gt;</text:placeholder></text:span><text:span text:style-name="T1"><text:placeholder text:placeholder-type="text">&lt;'*' if element.bom_industrial_no_price  else '' &gt;</text:placeholder></text:span></text:p>
          </table:table-cell>
          <table:table-cell table:style-name="Tabella1.G4" office:value-type="string">
            <text:p text:style-name="P30"><text:span text:style-name="T43"><text:placeholder text:placeholder-type="text">&lt;(('%10.5f' % simulated_unit).strip()) if simulated_unit &gt; 0 else ''&gt;</text:placeholder></text:span><text:span text:style-name="T43"> </text:span><text:placeholder text:placeholder-type="text">&lt;('%10.5f' % simulated_price).strip()&gt;</text:placeholder></text:p>
          </table:table-cell>
        </table:table-row>
        <table:table-row>
          <table:table-cell table:style-name="Tabella1.A5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7" office:value-type="string">
            <text:p text:style-name="P9"><text:placeholder text:placeholder-type="text">&lt;if test="pipe_total_weigh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7" office:value-type="string">
            <text:p text:style-name="P29"><text:span text:style-name="T31">Riepilogo metallo</text:span>: <text:span text:style-name="T31">peso Kg.</text:span> <text:span text:style-name="T29"><text:placeholder text:placeholder-type="text">&lt;pipe_total_weight[0]&gt;</text:placeholder></text:span><text:span text:style-name="T29"> </text:span><text:span text:style-name="T30">Valore €: </text:span><text:span text:style-name="T29"><text:placeholder text:placeholder-type="text">&lt;pipe_total_weight[1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7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8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2">Manodopera</text:p>
          </table:table-cell>
          <table:table-cell table:style-name="Tabella1.A11" table:number-columns-spanned="3" office:value-type="string">
            <text:p text:style-name="P20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1">Totale</text:p>
          </table:table-cell>
          <table:covered-table-cell/>
          <table:covered-table-cell/>
        </table:table-row>
        <table:table-row>
          <table:table-cell table:style-name="Tabella1.A12" table:number-columns-spanned="7" office:value-type="string">
            <text:p text:style-name="P15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office:value-type="string">
            <text:p text:style-name="P7"><text:placeholder text:placeholder-type="text">&lt;item.cost_id.name&gt;</text:placeholder></text:p>
          </table:table-cell>
          <table:table-cell table:style-name="Tabella1.B13" table:number-columns-spanned="3" office:value-type="string">
            <text:p text:style-name="P7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13" table:number-columns-spanned="3" office:value-type="string">
            <text:p text:style-name="P10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14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5" table:number-columns-spanned="7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8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2">Costi industriali</text:p>
          </table:table-cell>
          <table:table-cell table:style-name="Tabella1.A11" table:number-columns-spanned="3" office:value-type="string">
            <text:p text:style-name="P20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1">Totale</text:p>
          </table:table-cell>
          <table:covered-table-cell/>
          <table:covered-table-cell/>
        </table:table-row>
        <table:table-row>
          <table:table-cell table:style-name="Tabella1.A19" table:number-columns-spanned="7" office:value-type="string">
            <text:p text:style-name="P15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0" office:value-type="string">
            <text:p text:style-name="P7"><text:placeholder text:placeholder-type="text">&lt;item.cost_id.name&gt;</text:placeholder> <text:span text:style-name="T17">(unit.: </text:span><text:span text:style-name="T17"><text:placeholder text:placeholder-type="text">&lt;item.cost_id.unit_cost&gt;</text:placeholder></text:span><text:span text:style-name="T17">)</text:span></text:p>
          </table:table-cell>
          <table:table-cell table:style-name="Tabella1.B20" table:number-columns-spanned="3" office:value-type="string">
            <text:p text:style-name="P7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20" table:number-columns-spanned="3" office:value-type="string">
            <text:p text:style-name="P10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21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22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4" table:number-columns-spanned="2" office:value-type="string">
            <text:p text:style-name="P4"/>
          </table:table-cell>
          <table:covered-table-cell/>
          <table:table-cell table:style-name="Tabella1.C24" table:number-columns-spanned="2" office:value-type="string">
            <text:p text:style-name="P3">Costo</text:p>
          </table:table-cell>
          <table:covered-table-cell/>
          <table:table-cell table:style-name="Tabella1.E24" table:number-columns-spanned="3" office:value-type="string">
            <text:p text:style-name="P16"><text:span text:style-name="T27"><text:placeholder text:placeholder-type="text">&lt;('%10.5f' % min).strip()&gt;</text:placeholder></text:span><text:span text:style-name="T27"> </text:span>- <text:placeholder text:placeholder-type="text">&lt;('%10.5f' % max).strip()&gt;</text:placeholder> </text:p>
            <text:p text:style-name="P16"><text:span text:style-name="T32">(</text:span><text:span text:style-name="T36"><text:placeholder text:placeholder-type="text">&lt;('Simul.: %10.5f' % simulated_price).strip()&gt;</text:placeholder></text:span><text:span text:style-name="T32">)</text:span></text:p>
          </table:table-cell>
          <table:covered-table-cell/>
          <table:covered-table-cell/>
        </table:table-row>
      </table:table>
      <text:p text:style-name="P26"/>
      <text:p text:style-name="P18"><text:s/><text:placeholder text:placeholder-type="text">&lt;/for&gt;</text:placeholder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M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MT1" style:family="text">
      <style:text-properties fo:color="#579d1c" fo:font-size="8pt" style:font-size-asian="8pt" style:font-size-complex="8pt"/>
    </style:style>
    <style:style style:name="MT2" style:family="text">
      <style:text-properties fo:color="#579d1c" fo:font-size="8pt" officeooo:rsid="00b1f755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d9a852" style:font-size-asian="8pt" style:font-size-complex="8pt"/>
    </style:style>
    <style:style style:name="MT5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T6" style:family="text">
      <style:text-properties fo:font-size="10pt" fo:font-weight="bold" style:font-size-asian="10pt" style:font-weight-asian="bold" style:font-size-complex="10pt" style:font-weight-complex="bold"/>
    </style:style>
    <style:style style:name="MT7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MT8" style:family="text">
      <style:text-properties officeooo:rsid="00bfc23a"/>
    </style:style>
    <style:page-layout style:name="Mpm1">
      <style:page-layout-properties fo:page-width="21.001cm" fo:page-height="29.7cm" style:num-format="1" style:print-orientation="portrait" fo:margin-top="0.499cm" fo:margin-bottom="0.496cm" fo:margin-left="0.499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* </text:span><text:span text:style-name="MT2">prodotti con il prezzo incluso in altri semilavorati (prezzo a zero non segnalato in rosso)</text:span><text:span text:style-name="MT3"><text:tab/></text:span><text:span text:style-name="MT4">[Stampa </text:span><text:span text:style-name="MT5"><text:placeholder text:placeholder-type="text">&lt;get_date()&gt;</text:placeholder></text:span><text:span text:style-name="MT4">] <text:s/></text:span><text:span text:style-name="MT6">Pag. </text:span><text:span text:style-name="MT6"><text:page-number text:select-page="current">2</text:page-number></text:span><text:span text:style-name="MT6"> </text:span><text:span text:style-name="MT7">di</text:span><text:span text:style-name="MT6"> </text:span><text:span text:style-name="MT6"><text:page-count>2</text:page-count></text:span></text:p>
        <text:p text:style-name="MP2">** <text:span text:style-name="MT8">tubi, il prezzo è calcolato con peso tubo x costo impostat per il materiale non da controllo costi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10-08T11:49:04.087194870</dc:date>
    <meta:editing-duration>P7DT20H10M7S</meta:editing-duration>
    <meta:editing-cycles>865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45" meta:word-count="251" meta:character-count="2143" meta:non-whitespace-character-count="1942"/>
    <meta:user-defined meta:name="Info 1"/>
    <meta:user-defined meta:name="Info 2"/>
    <meta:user-defined meta:name="Info 3"/>
    <meta:user-defined meta:name="Info 4"/>
  </office:meta>
</office:document-meta>
</file>